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color="#468a1a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80"/>
    </style:style>
    <style:style style:name="T4" style:family="tex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pg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55" office:value-type="string" calcext:value-type="string">
            <text:p>pg_dump</text:p>
          </table:table-cell>
          <table:table-cell table:style-name="ce55"/>
          <table:table-cell table:number-columns-repeated="1022"/>
        </table:table-row>
        <table:table-row table:style-name="ro1" table:number-rows-repeated="7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g_restore 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52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">-d </text:span><text:span text:style-name="T3"> //database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h <text:span text:style-name="T4">//ho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U<text:span text:style-name="T4"> //user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-n  <text:span text:style-name="T4">// schema to use</text:span></text:p>
          </table:table-cell>
          <table:table-cell table:style-name="ce52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-N <text:span text:style-name="T4">// schema NOT to use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DROP SCHEMA schema_name CASCADE;</text:p>
            <text:p>CREATE SCHEMA schema_name;</text:p>
          </table:table-cell>
          <table:table-cell table:style-name="ce52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53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4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0"/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2:32:21.4056675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06T12:52:39.767446668</dc:date>
    <meta:editing-duration>P3DT3H21M37S</meta:editing-duration>
    <meta:editing-cycles>1102</meta:editing-cycles>
    <meta:document-statistic meta:table-count="1" meta:cell-count="12" meta:object-count="0"/>
  </office:meta>
</office:document-meta>
</file>